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TABLE OF CONTENTS</text:p>
      <text:p text:style-name="P2"><text:s/>1.0 INTRODUCTION</text:p>
      <text:p text:style-name="P3"><text:s/>2.0 OBJECTIVES AND TASKS</text:p>
      <text:p text:style-name="P4"><text:s/>2.1 Objectives</text:p>
      <text:p text:style-name="P5"><text:s/>2.2 Tasks</text:p>
      <text:p text:style-name="P6"><text:s/>3.0 SCOPE</text:p>
      <text:p text:style-name="P7"><text:s/>4.0 Testing Strategy</text:p>
      <text:p text:style-name="P8"><text:s/>4.1 Unit Testing</text:p>
      <text:p text:style-name="P9"><text:s/>4.2 System and Integration Testing</text:p>
      <text:p text:style-name="P10"><text:s/>4.3 Performance and Stress Testing</text:p>
      <text:p text:style-name="P11"><text:s/>4.4 User Acceptance Testing</text:p>
      <text:p text:style-name="P12"><text:s/>4.5 Batch Testing</text:p>
      <text:p text:style-name="P13"><text:s/>4.6 Automated Regression Testing</text:p>
      <text:p text:style-name="P14"><text:s/>4.7 Beta Testing</text:p>
      <text:p text:style-name="P15"><text:s/>5.0 Test Schedule</text:p>
      <text:p text:style-name="P16"><text:s/>6.0 Control Procedures</text:p>
      <text:p text:style-name="P17"><text:s/>7.0 Features to Be Tested<text:s/></text:p>
      <text:p text:style-name="P18"><text:s/>8.0 Features Not to Be Tested</text:p>
      <text:p text:style-name="P19"><text:s/>9.0 Resources/Roles &amp; Responsibilities</text:p>
      <text:p text:style-name="P20"><text:s/>10.0 Schedules</text:p>
      <text:p text:style-name="P21"><text:s/>11.0 Risks/Assumptions</text:p>
      <text:p text:style-name="P22"><text:s/>12.0 Tools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INTRODUCTION</text:p>
      <text:p text:style-name="P31"/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DAN FORDE - Student</meta:initial-creator>
    <dc:creator>AIDAN FORDE - Student</dc:creator>
    <meta:creation-date>2020-05-06T15:17:00Z</meta:creation-date>
    <dc:date>2020-05-06T16:21:00Z</dc:date>
    <meta:template xlink:href="Normal" xlink:type="simple"/>
    <meta:editing-cycles>1</meta:editing-cycles>
    <meta:editing-duration>PT0S</meta:editing-duration>
    <meta:document-statistic meta:page-count="2" meta:paragraph-count="1" meta:word-count="79" meta:character-count="530" meta:row-count="3" meta:non-whitespace-character-count="452"/>
  </office:meta>
</office:document-meta>
</file>